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8.4275">
            <text:p>88.42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6945">
            <text:p>98.69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5688">
            <text:p>98.568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9172">
            <text:p>96.917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138">
            <text:p>98.513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1923">
            <text:p>99.1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665">
            <text:p>98.66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725">
            <text:p>98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7591">
            <text:p>98.75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267">
            <text:p>97.9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8065">
            <text:p>96.806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3083">
            <text:p>98.3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143">
            <text:p>97.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3095">
            <text:p>96.3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9539">
            <text:p>96.9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667">
            <text:p>97.26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2">
            <text:p>98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105">
            <text:p>98.1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659">
            <text:p>97.265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8.3846">
            <text:p>98.3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364">
            <text:p>98.33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836">
            <text:p>96.83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222">
            <text:p>98.1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0529">
            <text:p>96.052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5">
            <text:p>96.5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5684">
            <text:p>96.568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4">
            <text:p>98.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6">
            <text:p>98.3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4417">
            <text:p>98.4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705">
            <text:p>98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26">
            <text:p>95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265">
            <text:p>98.326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923">
            <text:p>96.89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7709">
            <text:p>98.770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7619">
            <text:p>97.76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9563">
            <text:p>97.956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224">
            <text:p>98.322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826">
            <text:p>97.4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5.3762">
            <text:p>95.3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444">
            <text:p>99.1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17">
            <text:p>97.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4786">
            <text:p>98.4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204">
            <text:p>97.520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7.1678">
            <text:p>97.167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.7088">
            <text:p>97.708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0143">
            <text:p>97.01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678">
            <text:p>97.267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3188">
            <text:p>97.3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6333">
            <text:p>98.633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586">
            <text:p>98.458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1242">
            <text:p>98.124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9387">
            <text:p>97.938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8.6133">
            <text:p>98.6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1615">
            <text:p>96.1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4727">
            <text:p>96.472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6769">
            <text:p>97.676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767">
            <text:p>96.87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1222">
            <text:p>98.1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393">
            <text:p>96.739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917">
            <text:p>97.091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531">
            <text:p>97.65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3174">
            <text:p>98.317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675">
            <text:p>96.867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">
            <text:p>96.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4786">
            <text:p>98.4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4.7813">
            <text:p>94.7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4943">
            <text:p>97.494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8.5357">
            <text:p>98.5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4431">
            <text:p>97.443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7.9849">
            <text:p>97.98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244">
            <text:p>97.424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385">
            <text:p>96.93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4818">
            <text:p>97.4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6833">
            <text:p>98.6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55">
            <text:p>96.7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796">
            <text:p>96.79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0841">
            <text:p>98.084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5933">
            <text:p>96.5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4575">
            <text:p>98.45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8116">
            <text:p>98.81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8682">
            <text:p>97.86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5936">
            <text:p>97.593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58">
            <text:p>96.5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5533">
            <text:p>96.5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889">
            <text:p>99.1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6063">
            <text:p>98.6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4375">
            <text:p>97.43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222">
            <text:p>98.1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4235">
            <text:p>97.4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417">
            <text:p>98.3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3182">
            <text:p>98.31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9945">
            <text:p>96.994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2917">
            <text:p>96.291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2">
            <text:p>97.6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6386">
            <text:p>97.638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5839">
            <text:p>98.583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3938">
            <text:p>97.3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0222">
            <text:p>98.0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786">
            <text:p>98.4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031">
            <text:p>96.40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0778">
            <text:p>97.0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067">
            <text:p>99.2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1615">
            <text:p>96.1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362">
            <text:p>97.736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647">
            <text:p>98.0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29">
            <text:p>98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316">
            <text:p>97.1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4.2">
            <text:p>94.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4625">
            <text:p>95.4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1215">
            <text:p>97.121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45">
            <text:p>96.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7">
            <text:p>98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8923">
            <text:p>96.89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23">
            <text:p>96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385">
            <text:p>96.93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1421">
            <text:p>97.1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959">
            <text:p>97.395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0478">
            <text:p>97.047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6159">
            <text:p>97.615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6588">
            <text:p>98.6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85">
            <text:p>96.8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5138">
            <text:p>98.513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4.9143">
            <text:p>94.9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">
            <text:p>97.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105">
            <text:p>97.6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7826">
            <text:p>98.7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25">
            <text:p>97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6656">
            <text:p>97.66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6345">
            <text:p>97.634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853">
            <text:p>96.8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6389">
            <text:p>98.6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1483">
            <text:p>97.148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3">
            <text:p>95.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4385">
            <text:p>98.43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5214">
            <text:p>98.5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7375">
            <text:p>96.7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1211">
            <text:p>97.1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578">
            <text:p>97.657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6898">
            <text:p>97.689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907">
            <text:p>98.290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8.7792">
            <text:p>98.77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571">
            <text:p>99.2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308">
            <text:p>98.4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167">
            <text:p>99.2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58">
            <text:p>96.5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1867">
            <text:p>97.1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8593">
            <text:p>98.859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81">
            <text:p>97.7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35">
            <text:p>96.3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21">
            <text:p>96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05">
            <text:p>96.0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607">
            <text:p>98.160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708">
            <text:p>97.97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0778">
            <text:p>98.0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334">
            <text:p>97.23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5">
            <text:p>98.6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4052">
            <text:p>97.405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9671">
            <text:p>96.967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4">
            <text:p>96.5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308">
            <text:p>97.7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5">
            <text:p>97.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4706">
            <text:p>97.4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15">
            <text:p>96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3177">
            <text:p>96.317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061">
            <text:p>98.406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2034">
            <text:p>98.20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3531">
            <text:p>96.35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23">
            <text:p>97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185">
            <text:p>97.01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4714">
            <text:p>98.47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1735">
            <text:p>97.173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13">
            <text:p>98.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706">
            <text:p>97.870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211">
            <text:p>98.1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5207">
            <text:p>98.520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8191">
            <text:p>96.8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2">
            <text:p>95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618">
            <text:p>97.76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267">
            <text:p>97.9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.55">
            <text:p>96.5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1572">
            <text:p>99.1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8723">
            <text:p>96.872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143">
            <text:p>97.414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957">
            <text:p>96.595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7619">
            <text:p>97.76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7583">
            <text:p>96.7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5">
            <text:p>97.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825">
            <text:p>96.8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7098">
            <text:p>98.709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0222">
            <text:p>97.0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3438">
            <text:p>97.3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864">
            <text:p>98.286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.0174">
            <text:p>97.017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0438">
            <text:p>96.0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5938">
            <text:p>98.5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0963">
            <text:p>98.09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29">
            <text:p>97.61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1414">
            <text:p>97.14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647">
            <text:p>98.0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174">
            <text:p>97.917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83">
            <text:p>97.78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279">
            <text:p>97.227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6044">
            <text:p>96.604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8.8209">
            <text:p>98.820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formula="of:=SUM([.A1:.A500])/500" office:value-type="float" office:value="98.0984514000001">
            <text:p>98.0984514</text:p>
          </table:table-cell>
          <table:table-cell table:formula="of:=SUM([.B1:.B500])/500" office:value-type="float" office:value="15.898">
            <text:p>15.8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6:2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6:25:22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